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.5pt" style:language-asian="es" style:country-asian="CR" style:font-style-asian="normal" style:font-weight-asian="normal" style:font-name-complex="Ari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" fo:font-size="10.5pt" fo:font-style="normal" fo:text-shadow="none" style:text-underline-style="none" fo:font-weight="normal" style:text-underline-mode="continuous" style:text-overline-mode="continuous" style:text-line-through-mode="continuous" style:font-size-asian="10.5pt" style:font-style-asian="normal" style:font-weight-asian="normal" style:font-size-complex="10.5pt" style:language-complex="none" style:country-complex="none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ans" fo:font-size="10.5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F" style:font-size-asian="10.5pt" style:language-asian="es" style:country-asian="CR" style:font-style-asian="normal" style:font-weight-asian="normal" style:font-name-complex="Ari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" fo:font-size="10.5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F" style:font-size-asian="10.5pt" style:language-asian="es" style:country-asian="CR" style:font-style-asian="normal" style:font-weight-asian="normal" style:font-name-complex="Ari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rial" fo:font-size="12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es" style:country-asian="CR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outline="false" style:text-line-through-style="solid" style:text-line-through-type="single" style:text-overline-style="none" style:text-overline-color="font-color"/>
    </style:style>
    <style:style style:name="ce10" style:family="table-cell" style:parent-style-name="Default">
      <style:table-cell-properties fo:background-color="#666666" style:text-align-source="fix" style:repeat-content="false" fo:border="0.74pt solid #000000"/>
      <style:paragraph-properties fo:text-align="center" fo:margin-left="0in"/>
    </style:style>
    <style:style style:name="gr1" style:family="graphic">
      <style:graphic-properties draw:stroke="solid" draw:marker-end="Arrowheads_20_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4.2295in" svg:y1="0.7937in" svg:x2="4.4929in" svg:y2="1.3413in">
            <text:p/>
          </draw:line>
          <draw:line draw:z-index="1" draw:style-name="gr1" draw:text-style-name="P1" svg:x1="4.2059in" svg:y1="0.8437in" svg:x2="4.4488in" svg:y2="1.5673in">
            <text:p/>
          </draw:line>
          <draw:line draw:z-index="2" draw:style-name="gr1" draw:text-style-name="P1" svg:x1="4.6244in" svg:y1="1.4957in" svg:x2="4.7709in" svg:y2="1.7398in">
            <text:p/>
          </draw:line>
          <draw:line draw:z-index="3" draw:style-name="gr1" draw:text-style-name="P1" svg:x1="5.1732in" svg:y1="1.6791in" svg:x2="5.3272in" svg:y2="1.9232in">
            <text:p/>
          </draw:line>
          <draw:line draw:z-index="4" draw:style-name="gr1" draw:text-style-name="P1" svg:x1="2.7681in" svg:y1="0.2067in" svg:x2="2.9929in" svg:y2="0.4882in">
            <text:p/>
          </draw:line>
          <draw:line draw:z-index="5" draw:style-name="gr1" draw:text-style-name="P1" svg:x1="3.3425in" svg:y1="0.435in" svg:x2="3.5819in" svg:y2="0.6291in">
            <text:p/>
          </draw:lin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15" table:default-cell-style-name="ce8"/>
        <table:table-column table:style-name="co3" table:default-cell-style-name="ce10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w <text:s text:c="5"/>x5, 160 (x0)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B</text:p>
          </table:table-cell>
          <table:table-cell table:number-columns-repeated="11"/>
          <table:table-cell office:value-type="string" calcext:value-type="string">
            <text:p>x5 = 80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w <text:s text:c="5"/>x8, 40(x5) 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table:style-name="ce9" office:value-type="string" calcext:value-type="string">
            <text:p>EX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B</text:p>
          </table:table-cell>
          <table:table-cell table:number-columns-repeated="9"/>
          <table:table-cell office:value-type="string" calcext:value-type="string">
            <text:p>x8 = 4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bnez <text:s/>x8, etiq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table:number-columns-repeated="2" table:style-name="ce9" office:value-type="string" calcext:value-type="string">
            <text:p>EX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B</text:p>
          </table:table-cell>
          <table:table-cell table:number-columns-repeated="7"/>
          <table:table-cell office:value-type="string" calcext:value-type="string">
            <text:p>Como x8 = 4, sí salta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sub <text:s text:c="3"/>x4, <text:s/>x5, x3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table:number-columns-repeated="2" table:style-name="ce9" office:value-type="string" calcext:value-type="string">
            <text:p>EX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B</text:p>
          </table:table-cell>
          <table:table-cell table:number-columns-repeated="6"/>
          <table:table-cell office:value-type="string" calcext:value-type="string">
            <text:p>x4 = 60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add <text:s text:c="2"/>x4, x4, x2 </text:p>
          </table:table-cell>
          <table:table-cell table:number-columns-repeated="4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table:style-name="ce9" office:value-type="string" calcext:value-type="string">
            <text:p>EX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 calcext:value-type="string">
            <text:p><text:s/>lw <text:s text:c="4"/>x8, 20(x0)</text:p>
          </table:table-cell>
          <table:table-cell table:number-columns-repeated="5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ETIQ</text:p>
          </table:table-cell>
          <table:table-cell office:value-type="string" calcext:value-type="string">
            <text:p>sw <text:s text:c="4"/>x4, 200(x0)</text:p>
          </table:table-cell>
          <table:table-cell table:number-columns-repeated="6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B</text:p>
          </table:table-cell>
          <table:table-cell table:number-columns-repeated="5"/>
          <table:table-cell office:value-type="string" calcext:value-type="string">
            <text:p>M[200] = 6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ddi <text:s/>x8, x4, 0 </text:p>
          </table:table-cell>
          <table:table-cell table:number-columns-repeated="7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B</text:p>
          </table:table-cell>
          <table:table-cell table:number-columns-repeated="4"/>
          <table:table-cell office:value-type="string" calcext:value-type="string">
            <text:p>x8 = 6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b <text:s text:c="3"/>x6 , x4, x8 </text:p>
          </table:table-cell>
          <table:table-cell table:number-columns-repeated="8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B</text:p>
          </table:table-cell>
          <table:table-cell table:number-columns-repeated="3"/>
          <table:table-cell office:value-type="string" calcext:value-type="string">
            <text:p>x6 = 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w <text:s text:c="3"/>x6, 40(x0)</text:p>
          </table:table-cell>
          <table:table-cell table:number-columns-repeated="9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B</text:p>
          </table:table-cell>
          <table:table-cell table:number-columns-repeated="2"/>
          <table:table-cell office:value-type="string" calcext:value-type="string">
            <text:p>M[40] = 0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17"/>
          <table:table-cell table:number-columns-repeated="5"/>
        </table:table-row>
        <table:table-row table:style-name="ro3">
          <table:table-cell/>
          <table:table-cell table:style-name="ce7" office:value-type="string" calcext:value-type="string">
            <text:p>M[ 20] <text:s/>= 17</text:p>
          </table:table-cell>
          <table:table-cell table:style-name="Default" table:number-columns-repeated="16"/>
          <table:table-cell table:number-columns-repeated="5"/>
        </table:table-row>
        <table:table-row table:style-name="ro3">
          <table:table-cell/>
          <table:table-cell table:style-name="ce7" office:value-type="string" calcext:value-type="string">
            <text:p>M[160] = 80</text:p>
          </table:table-cell>
          <table:table-cell table:style-name="Default" table:number-columns-repeated="16"/>
          <table:table-cell table:number-columns-repeated="5"/>
        </table:table-row>
        <table:table-row table:style-name="ro3">
          <table:table-cell/>
          <table:table-cell table:style-name="ce7" office:value-type="string" calcext:value-type="string">
            <text:p>M[120] = 4</text:p>
          </table:table-cell>
          <table:table-cell table:style-name="Default" table:number-columns-repeated="16"/>
          <table:table-cell table:number-columns-repeated="5"/>
        </table:table-row>
        <table:table-row table:style-name="ro3">
          <table:table-cell/>
          <table:table-cell table:style-name="ce7" office:value-type="string" calcext:value-type="string">
            <text:p>x3 = 20</text:p>
          </table:table-cell>
          <table:table-cell table:style-name="Default" table:number-columns-repeated="16"/>
          <table:table-cell table:number-columns-repeated="5"/>
        </table:table-row>
        <table:table-row table:style-name="ro3">
          <table:table-cell/>
          <table:table-cell table:style-name="ce7" office:value-type="string" calcext:value-type="string">
            <text:p>x2 = -15</text:p>
          </table:table-cell>
          <table:table-cell table:style-name="Default" table:number-columns-repeated="16"/>
          <table:table-cell table:number-columns-repeated="5"/>
        </table:table-row>
        <table:table-row table:style-name="ro3">
          <table:table-cell/>
          <table:table-cell table:style-name="ce7" office:value-type="string" calcext:value-type="string">
            <text:p>x4=0</text:p>
          </table:table-cell>
          <table:table-cell table:style-name="Default" table:number-columns-repeated="1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0:11:02.978918206</meta:creation-date>
    <dc:date>2020-10-01T11:49:33.191207162</dc:date>
    <meta:editing-duration>PT25M18S</meta:editing-duration>
    <meta:editing-cycles>1</meta:editing-cycles>
    <meta:document-statistic meta:table-count="1" meta:cell-count="91" meta:object-count="6"/>
    <meta:generator>LibreOffice/6.4.6.2$Linux_X86_64 LibreOffice_project/40$Build-2</meta:generator>
  </office:meta>
</office:document-meta>
</file>